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8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9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15">
            <text:p>15</text:p>
          </table:table-cell>
          <table:table-cell table:style-name="ce118" table:formula="of:=COUNTIF([.L$7:.L$885];[.$J1])" office:value-type="float" office:value="15">
            <text:p>15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5" table:number-columns-repeated="2"/>
          <table:table-cell table:style-name="ce138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office:value-type="string">
            <text:p>Update test case: search space by directory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32" office:value-type="string">
            <text:p><text:a xlink:href="https://jira.exoplatform.org/browse/TESTVN-5220">TESTVN-5220</text:a>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32" office:value-type="string">
            <text:p><text:a xlink:href="https://jira.exoplatform.org/browse/TESTVN-5224">TESTVN-5224</text:a></text:p>
          </table:table-cell>
          <table:table-cell table:style-name="ce128"/>
          <table:table-cell table:style-name="ce137" table:number-columns-repeated="5"/>
          <table:table-cell table:style-name="ce139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style-name="ce129"/>
          <table:table-cell table:style-name="ce128" table:number-columns-repeated="3"/>
          <table:table-cell table:style-name="ce137" table:number-columns-repeated="5"/>
          <table:table-cell table:style-name="ce139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style-name="ce93" table:number-columns-repeated="1013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style-name="ce93" table:number-columns-repeated="1013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30" table:number-columns-repeated="4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30" table:number-columns-repeated="4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30" table:number-columns-repeated="4"/>
          <table:table-cell table:style-name="ce136" table:number-columns-repeated="5"/>
          <table:table-cell table:number-columns-repeated="1004"/>
        </table:table-row>
        <table:table-row table:style-name="ro52" table:number-rows-repeated="201">
          <table:table-cell table:number-columns-repeated="1023"/>
        </table:table-row>
        <table:table-row table:style-name="ro52" table:number-rows-repeated="10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4/09/2012</text:date>, <text:time>17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4-09T17:06:39</dc:date>
    <meta:editing-cycles>260</meta:editing-cycles>
    <meta:editing-duration>P3DT17H53M34S</meta:editing-duration>
    <meta:document-statistic meta:table-count="4" meta:cell-count="655" meta:object-count="1"/>
    <meta:user-defined meta:name="Info 1"/>
    <meta:user-defined meta:name="Info 2"/>
    <meta:user-defined meta:name="Info 3"/>
    <meta:user-defined meta:name="Info 4"/>
  </office:meta>
</office:document-meta>
</file>